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01a0c" officeooo:paragraph-rsid="00101a0c"/>
    </style:style>
    <style:style style:name="P2" style:family="paragraph" style:parent-style-name="Text_20_body">
      <style:text-properties officeooo:rsid="0011e09c" officeooo:paragraph-rsid="0011e09c"/>
    </style:style>
    <style:style style:name="P3" style:family="paragraph" style:parent-style-name="Text_20_body">
      <style:text-properties officeooo:rsid="001240fa" officeooo:paragraph-rsid="001240fa"/>
    </style:style>
    <style:style style:name="P4" style:family="paragraph" style:parent-style-name="Text_20_body">
      <style:text-properties officeooo:rsid="00126bd6" officeooo:paragraph-rsid="00126bd6"/>
    </style:style>
    <style:style style:name="P5" style:family="paragraph" style:parent-style-name="Text_20_body">
      <style:text-properties officeooo:rsid="0014ef3f" officeooo:paragraph-rsid="0014ef3f"/>
    </style:style>
    <style:style style:name="P6" style:family="paragraph" style:parent-style-name="Text_20_body" style:list-style-name="L1">
      <style:text-properties officeooo:rsid="0014ef3f" officeooo:paragraph-rsid="0014ef3f"/>
    </style:style>
    <style:style style:name="P7" style:family="paragraph" style:parent-style-name="Text_20_body">
      <style:text-properties officeooo:rsid="0016d0e0" officeooo:paragraph-rsid="0016d0e0"/>
    </style:style>
    <style:style style:name="P8" style:family="paragraph" style:parent-style-name="Text_20_body">
      <style:text-properties officeooo:rsid="001779c8" officeooo:paragraph-rsid="001779c8"/>
    </style:style>
    <style:style style:name="P9" style:family="paragraph" style:parent-style-name="Text_20_body">
      <style:text-properties officeooo:rsid="0019672e" officeooo:paragraph-rsid="0019672e"/>
    </style:style>
    <style:style style:name="P10" style:family="paragraph" style:parent-style-name="Text_20_body">
      <style:text-properties officeooo:rsid="001adbff" officeooo:paragraph-rsid="001adbff"/>
    </style:style>
    <style:style style:name="P11" style:family="paragraph" style:parent-style-name="Text_20_body">
      <style:text-properties officeooo:rsid="001e7822" officeooo:paragraph-rsid="001e7822"/>
    </style:style>
    <style:style style:name="P12" style:family="paragraph" style:parent-style-name="Text_20_body">
      <style:text-properties officeooo:rsid="001ede15" officeooo:paragraph-rsid="001fc864"/>
    </style:style>
    <style:style style:name="P13" style:family="paragraph" style:parent-style-name="Text_20_body">
      <style:text-properties officeooo:rsid="001fd6f4" officeooo:paragraph-rsid="001fd6f4"/>
    </style:style>
    <style:style style:name="P14" style:family="paragraph" style:parent-style-name="Text_20_body">
      <style:text-properties officeooo:rsid="0021343c" officeooo:paragraph-rsid="0021343c"/>
    </style:style>
    <style:style style:name="P15" style:family="paragraph" style:parent-style-name="Text_20_body">
      <style:text-properties officeooo:rsid="00228bbc" officeooo:paragraph-rsid="00228bbc"/>
    </style:style>
    <style:style style:name="P16" style:family="paragraph" style:parent-style-name="Text_20_body">
      <style:text-properties officeooo:rsid="00239c64" officeooo:paragraph-rsid="00239c64"/>
    </style:style>
    <style:style style:name="P17" style:family="paragraph" style:parent-style-name="Text_20_body">
      <style:text-properties officeooo:rsid="0024ab41" officeooo:paragraph-rsid="0024ab41"/>
    </style:style>
    <style:style style:name="P18" style:family="paragraph" style:parent-style-name="Text_20_body">
      <style:text-properties officeooo:rsid="00264af7" officeooo:paragraph-rsid="00264af7"/>
    </style:style>
    <style:style style:name="P19" style:family="paragraph" style:parent-style-name="Text_20_body">
      <style:text-properties officeooo:rsid="0026eef7" officeooo:paragraph-rsid="0026eef7"/>
    </style:style>
    <style:style style:name="P20" style:family="paragraph" style:parent-style-name="Text_20_body">
      <style:text-properties officeooo:rsid="00276865" officeooo:paragraph-rsid="00276865"/>
    </style:style>
    <style:style style:name="P21" style:family="paragraph" style:parent-style-name="Text_20_body">
      <style:text-properties officeooo:rsid="0027d9a5" officeooo:paragraph-rsid="0027d9a5"/>
    </style:style>
    <style:style style:name="P22" style:family="paragraph" style:parent-style-name="Text_20_body">
      <style:text-properties officeooo:rsid="00296915" officeooo:paragraph-rsid="00296915"/>
    </style:style>
    <style:style style:name="P23" style:family="paragraph" style:parent-style-name="Text_20_body">
      <style:text-properties officeooo:rsid="00297592" officeooo:paragraph-rsid="00297592"/>
    </style:style>
    <style:style style:name="P24" style:family="paragraph" style:parent-style-name="Text_20_body">
      <style:text-properties officeooo:rsid="002a120d" officeooo:paragraph-rsid="002a120d"/>
    </style:style>
    <style:style style:name="P25" style:family="paragraph" style:parent-style-name="Text_20_body">
      <style:text-properties officeooo:rsid="002bc0ae" officeooo:paragraph-rsid="002bc0ae"/>
    </style:style>
    <style:style style:name="P26" style:family="paragraph" style:parent-style-name="Text_20_body">
      <style:text-properties officeooo:rsid="002d3a20" officeooo:paragraph-rsid="002d3a20"/>
    </style:style>
    <style:style style:name="P27" style:family="paragraph" style:parent-style-name="Text_20_body">
      <style:text-properties officeooo:rsid="002de7cb" officeooo:paragraph-rsid="002de7cb"/>
    </style:style>
    <style:style style:name="P28" style:family="paragraph" style:parent-style-name="Text_20_body">
      <style:text-properties officeooo:rsid="002f78e4" officeooo:paragraph-rsid="002f78e4"/>
    </style:style>
    <style:style style:name="P29" style:family="paragraph" style:parent-style-name="Text_20_body">
      <style:text-properties officeooo:rsid="0031034a" officeooo:paragraph-rsid="0031034a"/>
    </style:style>
    <style:style style:name="P30" style:family="paragraph" style:parent-style-name="Text_20_body">
      <style:text-properties officeooo:rsid="00311a05" officeooo:paragraph-rsid="00311a05"/>
    </style:style>
    <style:style style:name="P31" style:family="paragraph" style:parent-style-name="Heading_20_3">
      <style:text-properties officeooo:rsid="00101a0c" officeooo:paragraph-rsid="00101a0c"/>
    </style:style>
    <style:style style:name="P32" style:family="paragraph" style:parent-style-name="Heading_20_3">
      <style:text-properties officeooo:rsid="0011e09c" officeooo:paragraph-rsid="0011e09c"/>
    </style:style>
    <style:style style:name="P33" style:family="paragraph" style:parent-style-name="Heading_20_3">
      <style:text-properties officeooo:rsid="00126bd6" officeooo:paragraph-rsid="00126bd6"/>
    </style:style>
    <style:style style:name="P34" style:family="paragraph" style:parent-style-name="Heading_20_3">
      <style:text-properties officeooo:rsid="0019672e" officeooo:paragraph-rsid="0019672e"/>
    </style:style>
    <style:style style:name="P35" style:family="paragraph" style:parent-style-name="Heading_20_3">
      <style:text-properties officeooo:rsid="001dd9b7" officeooo:paragraph-rsid="001dd9b7"/>
    </style:style>
    <style:style style:name="P36" style:family="paragraph" style:parent-style-name="Heading_20_3">
      <style:text-properties officeooo:rsid="001ede15" officeooo:paragraph-rsid="001ede15"/>
    </style:style>
    <style:style style:name="P37" style:family="paragraph" style:parent-style-name="Heading_20_3">
      <style:text-properties officeooo:rsid="00228bbc" officeooo:paragraph-rsid="00228bbc"/>
    </style:style>
    <style:style style:name="P38" style:family="paragraph" style:parent-style-name="Heading_20_3">
      <style:text-properties officeooo:rsid="0024ab41" officeooo:paragraph-rsid="0024ab41"/>
    </style:style>
    <style:style style:name="P39" style:family="paragraph" style:parent-style-name="Heading_20_3">
      <style:text-properties officeooo:rsid="00264af7" officeooo:paragraph-rsid="00264af7"/>
    </style:style>
    <style:style style:name="P40" style:family="paragraph" style:parent-style-name="Heading_20_3">
      <style:text-properties officeooo:rsid="00276865" officeooo:paragraph-rsid="00276865"/>
    </style:style>
    <style:style style:name="P41" style:family="paragraph" style:parent-style-name="Heading_20_3">
      <style:text-properties officeooo:rsid="0027d9a5" officeooo:paragraph-rsid="0027d9a5"/>
    </style:style>
    <style:style style:name="P42" style:family="paragraph" style:parent-style-name="Heading_20_3">
      <style:text-properties officeooo:rsid="00296915" officeooo:paragraph-rsid="00296915"/>
    </style:style>
    <style:style style:name="P43" style:family="paragraph" style:parent-style-name="Heading_20_3">
      <style:text-properties officeooo:rsid="00297592" officeooo:paragraph-rsid="00297592"/>
    </style:style>
    <style:style style:name="P44" style:family="paragraph" style:parent-style-name="Heading_20_3">
      <style:text-properties officeooo:rsid="002bc0ae" officeooo:paragraph-rsid="002bc0ae"/>
    </style:style>
    <style:style style:name="P45" style:family="paragraph" style:parent-style-name="Heading_20_3">
      <style:text-properties officeooo:rsid="002de7cb" officeooo:paragraph-rsid="002de7cb"/>
    </style:style>
    <style:style style:name="P46" style:family="paragraph" style:parent-style-name="Heading_20_3">
      <style:text-properties officeooo:rsid="002f78e4" officeooo:paragraph-rsid="002f78e4"/>
    </style:style>
    <style:style style:name="P47" style:family="paragraph" style:parent-style-name="Heading_20_3">
      <style:text-properties officeooo:rsid="0031034a" officeooo:paragraph-rsid="0031034a"/>
    </style:style>
    <style:style style:name="T1" style:family="text">
      <style:text-properties officeooo:rsid="001fc864"/>
    </style:style>
    <style:style style:name="T2" style:family="text">
      <style:text-properties officeooo:rsid="00224d4a"/>
    </style:style>
    <style:style style:name="T3" style:family="text">
      <style:text-properties officeooo:rsid="002e36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planation of the compiler functions</text:h>
      <text:h text:style-name="P31" text:outline-level="3">storeRam($location, $value)</text:h>
      <text:p text:style-name="P1">Store a value in the ram.</text:p>
      <text:p text:style-name="P1">$location<text:tab/><text:tab/>The location (a variable) to store the value in the ram</text:p>
      <text:p text:style-name="P1">$value<text:tab/><text:tab/><text:tab/>The value to store, needs to be a variable</text:p>
      <text:p text:style-name="P3">return<text:tab/><text:tab/><text:tab/>void</text:p>
      <text:h text:style-name="P32" text:outline-level="3">getRam($location)</text:h>
      <text:p text:style-name="P2">Get a value from the ram.</text:p>
      <text:p text:style-name="P2">$location<text:tab/><text:tab/>The location (a variable) where the value is stored</text:p>
      <text:p text:style-name="P3">return<text:tab/><text:tab/><text:tab/>The value that is stored at the location</text:p>
      <text:h text:style-name="P33" text:outline-level="3">display($what, $onWhat, $location = '000001')</text:h>
      <text:p text:style-name="P4">Display something on either the display or the leds.</text:p>
      <text:p text:style-name="P5">Possible values for $onwhat:</text:p>
      <text:list xml:id="list6403723497440930731" text:style-name="L1">
        <text:list-item>
          <text:p text:style-name="P6">leds: the leds at the top</text:p>
        </text:list-item>
        <text:list-item>
          <text:p text:style-name="P6">leds2: the leds to the right</text:p>
        </text:list-item>
        <text:list-item>
          <text:p text:style-name="P6">display: the display</text:p>
        </text:list-item>
      </text:list>
      <text:p text:style-name="P7">$what<text:tab/><text:tab/><text:tab/>What to display, must be a variable</text:p>
      <text:p text:style-name="P7">$onWhat<text:tab/><text:tab/>On what to display</text:p>
      <text:p text:style-name="P8">$location<text:tab/><text:tab/>Where to show the value when using the display, defaults to the right position</text:p>
      <text:p text:style-name="P8">return<text:tab/><text:tab/><text:tab/>void</text:p>
      <text:h text:style-name="P34" text:outline-level="3">pow($number,$power)</text:h>
      <text:p text:style-name="P9">Get the power of a number</text:p>
      <text:p text:style-name="P9">$number<text:tab/><text:tab/>The number to power</text:p>
      <text:p text:style-name="P9">$power<text:tab/><text:tab/>The power value</text:p>
      <text:p text:style-name="P10">return<text:tab/><text:tab/><text:tab/><text:span text:style-name="T2">Int; </text:span>The result</text:p>
      <text:h text:style-name="P35" text:outline-level="3">mod($what, $variable)</text:h>
      <text:p text:style-name="P11">Take the modulo of a number</text:p>
      <text:p text:style-name="P11">$what<text:tab/><text:tab/><text:tab/>Modulo what</text:p>
      <text:p text:style-name="P11">$variable<text:tab/><text:tab/>Variable to modulo over</text:p>
      <text:p text:style-name="P11"><text:soft-page-break/>return<text:tab/><text:tab/>void</text:p>
      <text:h text:style-name="P36" text:outline-level="3">getInput($writeTo, $type)</text:h>
      <text:p text:style-name="P12">Get button or analog input. <text:span text:style-name="T1">When you just want the input of 1 button, use getButtonPressed instead.</text:span></text:p>
      <text:p text:style-name="P13">$writeTo<text:tab/><text:tab/>Variable to write the input to</text:p>
      <text:p text:style-name="P13">$type<text:tab/><text:tab/><text:tab/>Type of input, possible values are: buttons, analog</text:p>
      <text:p text:style-name="P13">return<text:tab/><text:tab/><text:tab/>void</text:p>
      <text:h text:style-name="Heading_20_3" text:outline-level="3">getButtonPressed($button)</text:h>
      <text:p text:style-name="P14">Check if a button is pressed. Puts the result into R5.</text:p>
      <text:p text:style-name="P14">$button<text:tab/><text:tab/>Which button to check (input a variable)</text:p>
      <text:p text:style-name="P14">return<text:tab/><text:tab/><text:tab/>Int; Whether or not the button is pressed.</text:p>
      <text:h text:style-name="P37" text:outline-level="3">installCountdown($functionName)</text:h>
      <text:p text:style-name="P15">Install the countdown.</text:p>
      <text:p text:style-name="P15">$functionName<text:tab/>The name of the function where the timer should go to</text:p>
      <text:p text:style-name="P16">return<text:tab/><text:tab/><text:tab/>void</text:p>
      <text:h text:style-name="P38" text:outline-level="3">startCountdown()</text:h>
      <text:p text:style-name="P17">Start the countdown.</text:p>
      <text:p text:style-name="P17">Retrun<text:tab/><text:tab/><text:tab/>void</text:p>
      <text:h text:style-name="P39" text:outline-level="3">pushStack($variable)</text:h>
      <text:p text:style-name="P18">Push a variable to the stack</text:p>
      <text:p text:style-name="P18">$variable<text:tab/><text:tab/>The variable to push to the stack</text:p>
      <text:p text:style-name="P19">return<text:tab/><text:tab/><text:tab/>void</text:p>
      <text:h text:style-name="P40" text:outline-level="3">pullStack($variable)</text:h>
      <text:p text:style-name="P20">Pull a variable from the stack.</text:p>
      <text:p text:style-name="P20">$variable<text:tab/><text:tab/>The variable where the pulled variable is put into</text:p>
      <text:p text:style-name="P20">return<text:tab/><text:tab/><text:tab/>void</text:p>
      <text:h text:style-name="P41" text:outline-level="3">setCountdown($countdown)</text:h>
      <text:p text:style-name="P21">Set the timer interrupt to a value. It will first reset the timer to 0.</text:p>
      <text:p text:style-name="P21">$countdown<text:tab/><text:tab/>How long the countdown should wait, in timer ticks</text:p>
      <text:p text:style-name="P21">return<text:tab/><text:tab/><text:tab/>void</text:p>
      <text:h text:style-name="P42" text:outline-level="3"><text:soft-page-break/>getData($location, $offset)</text:h>
      <text:p text:style-name="P22">Get data. Use offset 0 when it is just a single value.</text:p>
      <text:p text:style-name="P22">$location<text:tab/><text:tab/>The location where the variable is stored</text:p>
      <text:p text:style-name="P22">$offset<text:tab/><text:tab/><text:tab/>The offset of the location</text:p>
      <text:p text:style-name="P22">return<text:tab/><text:tab/><text:tab/>The value of the data segment</text:p>
      <text:h text:style-name="P43" text:outline-level="3">storeData($variable, $location, $offset)</text:h>
      <text:p text:style-name="P23">Store data. Use offset 0 when it is just a single value.</text:p>
      <text:p text:style-name="P23">$variable<text:tab/><text:tab/>The variable to store</text:p>
      <text:p text:style-name="P23">$location<text:tab/><text:tab/>The name of the location where the variable is stored</text:p>
      <text:p text:style-name="P23">$offset<text:tab/><text:tab/><text:tab/>The offset of the location</text:p>
      <text:p text:style-name="P24">return<text:tab/><text:tab/><text:tab/>void</text:p>
      <text:h text:style-name="P44" text:outline-level="3">sleep($howLong)</text:h>
      <text:p text:style-name="P25">Pause the program.</text:p>
      <text:p text:style-name="P25">$howLong<text:tab/><text:tab/>How long to sleep in clockticks</text:p>
      <text:p text:style-name="P26">return<text:tab/><text:tab/><text:tab/>void</text:p>
      <text:h text:style-name="P45" text:outline-level="3">initVar($variable,$places)</text:h>
      <text:p text:style-name="P27">Init<text:span text:style-name="T3">ialize</text:span> a variable that is used in that data segment.</text:p>
      <text:p text:style-name="P27">$variable<text:tab/><text:tab/>The name of the variable</text:p>
      <text:p text:style-name="P27">$places<text:tab/><text:tab/>How long the array is</text:p>
      <text:p text:style-name="P27">return<text:tab/><text:tab/><text:tab/>void</text:p>
      <text:h text:style-name="P46" text:outline-level="3">branch($branchTO)</text:h>
      <text:p text:style-name="P28">Branch to a function.</text:p>
      <text:p text:style-name="P28">$branchTO<text:tab/><text:tab/>where to branch to</text:p>
      <text:p text:style-name="P28">return<text:tab/><text:tab/><text:tab/>void</text:p>
      <text:h text:style-name="P47" text:outline-level="3">moveFunction($branchTO)</text:h>
      <text:p text:style-name="P29">Move a function in the assembly code.</text:p>
      <text:p text:style-name="P29">$branchTO<text:tab/><text:tab/>Where to branch to</text:p>
      <text:p text:style-name="P30">return<text:tab/><text:tab/><text:tab/>v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33:58.545258040</meta:creation-date>
    <dc:date>2015-03-25T14:04:35.000291195</dc:date>
    <meta:editing-duration>PT30M18S</meta:editing-duration>
    <meta:editing-cycles>36</meta:editing-cycles>
    <meta:generator>LibreOffice/4.3.3.2$Linux_X86_64 LibreOffice_project/430m0$Build-2</meta:generator>
    <meta:document-statistic meta:table-count="0" meta:image-count="0" meta:object-count="0" meta:page-count="3" meta:paragraph-count="86" meta:word-count="460" meta:character-count="2851" meta:non-whitespace-character-count="2413"/>
  </office:meta>
</office:document-meta>
</file>